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7eb" officeooo:paragraph-rsid="001457eb"/>
    </style:style>
    <style:style style:name="P2" style:family="paragraph" style:parent-style-name="Standard">
      <style:paragraph-properties fo:background-color="#aea79f">
        <style:background-image/>
      </style:paragraph-properties>
      <style:text-properties officeooo:rsid="0015c5fd" officeooo:paragraph-rsid="0015c5fd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officeooo:rsid="0015c5fd" officeooo:paragraph-rsid="0015c5fd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officeooo:rsid="0015efde" officeooo:paragraph-rsid="0015e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Goto linux source and open the file</text:p>
      <text:p text:style-name="P1">vim arch/x86/entry/syscalls/syscall-32.tbl -&gt; for 32-bit system</text:p>
      <text:p text:style-name="P1">vim arch/x86/entry/syscalls/syscall-64.tbl -&gt; for 64-bit system</text:p>
      <text:p text:style-name="P1"/>
      <text:p text:style-name="P1">2, Add system call entry by</text:p>
      <text:p text:style-name="P1">&lt;syscall number&gt;&lt;tab&gt;&lt;architecture&gt;&lt;tab&gt;&lt;NAME&gt;&lt;tab&gt;&lt;system call function name&gt;</text:p>
      <text:p text:style-name="P1">ex: 380<text:tab/>i386<text:tab/>GESL<text:tab/>sys_mysyscall</text:p>
      <text:p text:style-name="P1"/>
      <text:p text:style-name="P1">3, Add system call prototype in</text:p>
      <text:p text:style-name="P1">vim include/linux/syscall.h -&gt; add the systemcall prototype</text:p>
      <text:p text:style-name="P1">ex: asmlinkage long sys_mysyscall(int a,int b);</text:p>
      <text:p text:style-name="P1"/>
      <text:p text:style-name="P1">4, Create system call definition and make file in a directory</text:p>
      <text:p text:style-name="P1">mkdir &lt;mysyscall&gt;</text:p>
      <text:p text:style-name="P1">cd &lt;mysyscall&gt;</text:p>
      <text:p text:style-name="P1">vi Makefile -&gt; add line "obj-Y:=file.o"</text:p>
      <text:p text:style-name="P1">vi file.c -&gt; add the system call definition</text:p>
      <text:p text:style-name="P2">#include &lt;linux/linkage.h&gt;</text:p>
      <text:p text:style-name="P2">#include &lt;linux/kernel.h&gt;</text:p>
      <text:p text:style-name="P2">asmlinkage long sys_mysyscall(int a,int b) {</text:p>
      <text:p text:style-name="P2"><text:tab/>printk ("\n\nverified\n\n");</text:p>
      <text:p text:style-name="P2"><text:tab/>return 143;</text:p>
      <text:p text:style-name="P2">}</text:p>
      <text:p text:style-name="P3"/>
      <text:p text:style-name="P4">5, Adding the folder to your kernel</text:p>
      <text:p text:style-name="P4">cd linux</text:p>
      <text:p text:style-name="P4">vim Makefile -&gt; add the folder name here</text:p>
      <text:p text:style-name="P4">core-y += kernel/ mm/ fs/ ipc/ security/ crypto/ block/ &lt;mysyscall&gt;/</text:p>
      <text:p text:style-name="P4"/>
      <text:p text:style-name="P4">compile the kernel and run it from the application using syscall() functio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5:18:17.340229699</meta:creation-date>
    <meta:generator>LibreOffice/4.2.8.2$Linux_X86_64 LibreOffice_project/420m0$Build-2</meta:generator>
    <dc:date>2016-09-27T15:31:23.256846570</dc:date>
    <meta:editing-duration>PT7M52S</meta:editing-duration>
    <meta:editing-cycles>3</meta:editing-cycles>
    <meta:document-statistic meta:table-count="0" meta:image-count="0" meta:object-count="0" meta:page-count="1" meta:paragraph-count="25" meta:word-count="137" meta:character-count="979" meta:non-whitespace-character-count="859"/>
  </office:meta>
</office:document-meta>
</file>